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Courier New Cursiva" svg:font-family="'Courier New Cursiva'" style:font-pitch="variable"/>
    <style:font-face style:name="Courier New Negreta" svg:font-family="'Courier New Negret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54cm"/>
          <style:tab-stop style:position="-1.27cm"/>
          <style:tab-stop style:position="0cm"/>
          <style:tab-stop style:position="1.0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201cm"/>
          <style:tab-stop style:position="-1.27cm"/>
          <style:tab-stop style:position="0cm"/>
          <style:tab-stop style:position="1.02cm"/>
          <style:tab-stop style:position="1.27cm"/>
          <style:tab-stop style:position="1.859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3" style:family="paragraph" style:parent-style-name="Standard">
      <style:paragraph-properties fo:margin-left="1.02cm" fo:margin-right="0cm" fo:margin-top="0cm" fo:margin-bottom="0cm" fo:line-height="100%" fo:text-align="justify" style:justify-single-word="false" fo:text-indent="0cm" style:auto-text-indent="false">
        <style:tab-stops>
          <style:tab-stop style:position="-3.221cm"/>
          <style:tab-stop style:position="-2.29cm"/>
          <style:tab-stop style:position="-1.02cm"/>
          <style:tab-stop style:position="0cm"/>
          <style:tab-stop style:position="0.25cm"/>
          <style:tab-stop style:position="0.838cm"/>
          <style:tab-stop style:position="2.79cm"/>
          <style:tab-stop style:position="4.06cm"/>
          <style:tab-stop style:position="5.33cm"/>
          <style:tab-stop style:position="6.6cm"/>
          <style:tab-stop style:position="7.87cm"/>
          <style:tab-stop style:position="9.14cm"/>
          <style:tab-stop style:position="10.41cm"/>
          <style:tab-stop style:position="11.68cm"/>
          <style:tab-stop style:position="12.95cm"/>
          <style:tab-stop style:position="14.22cm"/>
          <style:tab-stop style:position="15.49cm"/>
          <style:tab-stop style:position="16.76cm"/>
        </style:tab-stops>
      </style:paragraph-properties>
    </style:style>
    <style:style style:name="P4" style:family="paragraph" style:parent-style-name="Standard">
      <style:paragraph-properties fo:margin-left="1.02cm" fo:margin-right="0cm" fo:margin-top="0cm" fo:margin-bottom="0cm" fo:line-height="100%" fo:text-align="justify" style:justify-single-word="false" fo:text-indent="0cm" style:auto-text-indent="false">
        <style:tab-stops>
          <style:tab-stop style:position="-3.56cm"/>
          <style:tab-stop style:position="-2.29cm"/>
          <style:tab-stop style:position="-1.02cm"/>
          <style:tab-stop style:position="0cm"/>
          <style:tab-stop style:position="0.25cm"/>
          <style:tab-stop style:position="1.52cm"/>
          <style:tab-stop style:position="2.79cm"/>
          <style:tab-stop style:position="4.06cm"/>
          <style:tab-stop style:position="5.33cm"/>
          <style:tab-stop style:position="6.6cm"/>
          <style:tab-stop style:position="7.87cm"/>
          <style:tab-stop style:position="9.14cm"/>
          <style:tab-stop style:position="10.41cm"/>
          <style:tab-stop style:position="11.68cm"/>
          <style:tab-stop style:position="12.95cm"/>
          <style:tab-stop style:position="14.22cm"/>
          <style:tab-stop style:position="15.49cm"/>
          <style:tab-stop style:position="16.76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200%" fo:text-align="justify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54cm"/>
          <style:tab-stop style:position="-1.27cm"/>
          <style:tab-stop style:position="0cm"/>
          <style:tab-stop style:position="1.0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Arial" fo:font-size="8pt" style:font-name-asian="Arial" style:font-size-asian="8pt" style:font-name-complex="Arial" style:font-size-complex="8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54cm"/>
          <style:tab-stop style:position="-1.27cm"/>
          <style:tab-stop style:position="0cm"/>
          <style:tab-stop style:position="1.0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Courier New Cursiva" fo:font-size="12pt" style:font-name-asian="Courier New Cursiva" style:font-size-asian="12pt" style:font-name-complex="Courier New Cursiva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201cm"/>
          <style:tab-stop style:position="-1.27cm"/>
          <style:tab-stop style:position="0cm"/>
          <style:tab-stop style:position="1.02cm"/>
          <style:tab-stop style:position="1.27cm"/>
          <style:tab-stop style:position="1.859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Courier New Cursiva" fo:font-size="12pt" style:font-name-asian="Courier New Cursiva" style:font-size-asian="12pt" style:font-name-complex="Courier New Cursiva" style:font-size-complex="12pt"/>
    </style:style>
    <style:style style:name="P12" style:family="paragraph" style:parent-style-name="Standard">
      <style:paragraph-properties fo:margin-left="0cm" fo:margin-right="0cm" fo:margin-top="0cm" fo:margin-bottom="0cm" fo:line-height="200%" fo:text-align="justify" style:justify-single-word="false" fo:text-indent="0cm" style:auto-text-indent="false">
        <style:tab-stops>
          <style:tab-stop style:position="-2.201cm"/>
          <style:tab-stop style:position="-1.27cm"/>
          <style:tab-stop style:position="0cm"/>
          <style:tab-stop style:position="1.02cm"/>
          <style:tab-stop style:position="1.27cm"/>
          <style:tab-stop style:position="1.859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Courier New Cursiva" fo:font-size="12pt" style:font-name-asian="Courier New Cursiva" style:font-size-asian="12pt" style:font-name-complex="Courier New Cursiva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54cm"/>
          <style:tab-stop style:position="-1.27cm"/>
          <style:tab-stop style:position="0cm"/>
          <style:tab-stop style:position="1.0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Courier New Negreta" fo:font-size="12pt" style:font-name-asian="Courier New Negreta" style:font-size-asian="12pt" style:font-name-complex="Courier New Negreta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-2.201cm"/>
          <style:tab-stop style:position="-1.27cm"/>
          <style:tab-stop style:position="0cm"/>
          <style:tab-stop style:position="1.02cm"/>
          <style:tab-stop style:position="1.27cm"/>
          <style:tab-stop style:position="1.859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Courier New Negreta" fo:font-size="12pt" style:font-name-asian="Courier New Negreta" style:font-size-asian="12pt" style:font-name-complex="Courier New Negreta" style:font-size-complex="12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fo:line-height="100%" fo:text-align="justify" style:justify-single-word="false" fo:text-indent="0cm" style:auto-text-indent="false" style:page-number="auto">
        <style:tab-stops>
          <style:tab-stop style:position="-2.54cm"/>
          <style:tab-stop style:position="-1.27cm"/>
          <style:tab-stop style:position="0cm"/>
          <style:tab-stop style:position="1.0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Arial" fo:font-size="8pt" style:font-name-asian="Arial" style:font-size-asian="8pt" style:font-name-complex="Arial" style:font-size-complex="8pt"/>
    </style:style>
    <style:style style:name="T1" style:family="text">
      <style:text-properties fo:color="#000000" style:font-name="Courier New Cursiva" fo:font-size="10pt" style:font-name-asian="Courier New Cursiva" style:font-size-asian="10pt" style:font-name-complex="Courier New Cursiva" style:font-size-complex="10pt"/>
    </style:style>
    <style:style style:name="T2" style:family="text">
      <style:text-properties fo:color="#000000" style:font-name="Courier New Cursiva" fo:font-size="12pt" style:font-name-asian="Courier New Cursiva" style:font-size-asian="12pt" style:font-name-complex="Courier New Cursiva" style:font-size-complex="12pt"/>
    </style:style>
    <style:style style:name="T3" style:family="text">
      <style:text-properties fo:color="#000000" style:font-name="Courier New Cursiva" fo:font-size="9pt" style:font-name-asian="Courier New Cursiva" style:font-size-asian="9pt" style:font-name-complex="Courier New Cursiva" style:font-size-complex="9pt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T6" style:family="text">
      <style:text-properties fo:color="#000000" style:font-name="Courier New" fo:font-size="9pt" style:font-name-asian="Courier New" style:font-size-asian="9pt" style:font-name-complex="Courier New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a resposta d’aquesta enquesta és voluntària.La informació obtinguda servirà per què els professors del grup coneguin la situació global dels alumnes.</text:p>
      <text:p text:style-name="P9">És millor deixar en blanc les preguntes que no es vulguin contestar que no pas donar una resposta que no s’ajusti a la realitat.</text:p>
      <text:p text:style-name="P9">Si cal,es pot afegir una resposta que sigui més adient.</text:p>
      <text:p text:style-name="P10"/>
      <text:p text:style-name="P13">Situació personal</text:p>
      <text:p text:style-name="P10"/>
      <text:p text:style-name="P10">❍ Franja d’edat :</text:p>
      <text:p text:style-name="P4"><text:span text:style-name="T5">☐ </text:span><text:span text:style-name="T3">menor d’e­dat</text:span></text:p>
      <text:p text:style-name="P4"><text:span text:style-name="T5">☐ </text:span><text:span text:style-name="T3">entre 18 i 20 anys</text:span></text:p>
      <text:p text:style-name="P4"><text:span text:style-name="T5">☐ </text:span><text:span text:style-name="T3">entre 20 i 30 anys</text:span></text:p>
      <text:p text:style-name="P4"><text:span text:style-name="T5">☐ </text:span><text:span text:style-name="T3">més de 30 anys­</text:span></text:p>
      <text:p text:style-name="P10"/>
      <text:p text:style-name="P10">❍ Motivació de matrícula : m’he matriculat per ...</text:p>
      <text:p text:style-name="P4"><text:span text:style-name="T5">☐ </text:span><text:span text:style-name="T3">sortir de casa/distreure’m/conèixer gent</text:span></text:p>
      <text:p text:style-name="P4"><text:span text:style-name="T5">☐ </text:span><text:span text:style-name="T3">assolir coneixements,pel gust d’aprendre</text:span></text:p>
      <text:p text:style-name="P4"><text:span text:style-name="T5">☐ </text:span><text:span text:style-name="T3">aprendre a fer servir el meu ordinador personal</text:span></text:p>
      <text:p text:style-name="P4"><text:span text:style-name="T5">☐ </text:span><text:span text:style-name="T3">obtenir una titulació oficial</text:span></text:p>
      <text:p text:style-name="P4"><text:span text:style-name="T5">☐ </text:span><text:span text:style-name="T3">assolir coneixements aplicables al món professional</text:span></text:p>
      <text:p text:style-name="P4"><text:span text:style-name="T5">☐ </text:span><text:span text:style-name="T3">altres : ..........................................­</text:span></text:p>
      <text:p text:style-name="P10"/>
      <text:p text:style-name="P10">❍ Situació laboral :</text:p>
      <text:p text:style-name="P4"><text:span text:style-name="T5">☐ </text:span><text:span text:style-name="T3">no treballo</text:span></text:p>
      <text:p text:style-name="P4"><text:span text:style-name="T5">☐ </text:span><text:span text:style-name="T3">treballo a jornada parcial</text:span></text:p>
      <text:p text:style-name="P4"><text:span text:style-name="T5">☐ </text:span><text:span text:style-name="T3">treballo en dies no lectius</text:span></text:p>
      <text:p text:style-name="P4"><text:span text:style-name="T5">☐ </text:span><text:span text:style-name="T3">treballo a jornada completa­</text:span></text:p>
      <text:p text:style-name="P10"/>
      <text:p text:style-name="P1"><text:span text:style-name="T2">❍ Responsabilitats familiars </text:span><text:span text:style-name="T1">( fills,persones dependents ... )</text:span><text:span text:style-name="T2">:</text:span></text:p>
      <text:p text:style-name="P4"><text:span text:style-name="T5">☐ </text:span><text:span text:style-name="T3">sí</text:span></text:p>
      <text:p text:style-name="P4"><text:span text:style-name="T5">☐ </text:span><text:span text:style-name="T3">no</text:span></text:p>
      <text:p text:style-name="P10"/>
      <text:p text:style-name="P10">❍ Titulació acadèmica :</text:p>
      <text:p text:style-name="P4"><text:span text:style-name="T5">☐ </text:span><text:span text:style-name="T3">ESI</text:span></text:p>
      <text:p text:style-name="P4"><text:span text:style-name="T5">☐ </text:span><text:span text:style-name="T3">Batxillerat</text:span></text:p>
      <text:p text:style-name="P4"><text:soft-page-break/><text:span text:style-name="T5">☐ </text:span><text:span text:style-name="T3">Diplomatura universitària : ..................</text:span></text:p>
      <text:p text:style-name="P4"><text:span text:style-name="T5">☐ </text:span><text:span text:style-name="T3">Llicenciatura : ..............................­</text:span></text:p>
      <text:p text:style-name="P4"><text:span text:style-name="T5">☐ </text:span><text:span text:style-name="T3">Altres : .....................................­</text:span></text:p>
      <text:p text:style-name="P10"/>
      <text:p text:style-name="P10">❍ Temps des de l’últim curs acadèmic :</text:p>
      <text:p text:style-name="P4"><text:span text:style-name="T5">☐ </text:span><text:span text:style-name="T3">el curs passat</text:span></text:p>
      <text:p text:style-name="P4"><text:span text:style-name="T5">☐ </text:span><text:span text:style-name="T3">menys de 2 anys</text:span></text:p>
      <text:p text:style-name="P4"><text:span text:style-name="T5">☐ </text:span><text:span text:style-name="T3">entre 2 i 5 anys</text:span></text:p>
      <text:p text:style-name="P4"><text:span text:style-name="T5">☐ </text:span><text:span text:style-name="T3">més de 5 anys</text:span></text:p>
      <text:p text:style-name="P10"/>
      <text:p text:style-name="P13">Coneixements informàtics</text:p>
      <text:p text:style-name="P10"/>
      <text:p text:style-name="P10">❍ Situació laboral :</text:p>
      <text:p text:style-name="P4"><text:span text:style-name="T5">☐ </text:span><text:span text:style-name="T3">no aplicable</text:span></text:p>
      <text:p text:style-name="P4"><text:span text:style-name="T5">☐ </text:span><text:span text:style-name="T3">no treballo amb ordinadors</text:span></text:p>
      <text:p text:style-name="P4"><text:span text:style-name="T5">☐ </text:span><text:span text:style-name="T3">faig servir un ordinador a la meva feina,que no és del sector informàtic</text:span></text:p>
      <text:p text:style-name="P4"><text:span text:style-name="T5">☐ </text:span><text:span text:style-name="T3">sóc informàtic ( perquè em dedico a : ................................. )­</text:span></text:p>
      <text:p text:style-name="P10"/>
      <text:p text:style-name="P10">❍ Equipament informàtic : a casa tinc/hi ha</text:p>
      <text:p text:style-name="P4"><text:span text:style-name="T5">☐ </text:span><text:span text:style-name="T3">cap equip informàtic ( o no hi tinc accés )</text:span></text:p>
      <text:p text:style-name="P4"><text:span text:style-name="T5">☐ </text:span><text:span text:style-name="T3">un ordinador personal</text:span></text:p>
      <text:p text:style-name="P4"><text:span text:style-name="T5">☐ </text:span><text:span text:style-name="T3">més d’un ordinador,però menys de 5</text:span></text:p>
      <text:p text:style-name="P4"><text:span text:style-name="T5">☐ </text:span><text:span text:style-name="T3">més de 5 ordinadors­</text:span></text:p>
      <text:p text:style-name="P10"/>
      <text:p text:style-name="P10">❍ Equipament informàtic : a la feina treballo amb</text:p>
      <text:p text:style-name="P4"><text:span text:style-name="T5">☐ </text:span><text:span text:style-name="T3">no aplicable</text:span></text:p>
      <text:p text:style-name="P4"><text:span text:style-name="T5">☐ </text:span><text:span text:style-name="T3">cap equip informàtic</text:span></text:p>
      <text:p text:style-name="P4"><text:span text:style-name="T5">☐ </text:span><text:span text:style-name="T3">un ordinador personal</text:span></text:p>
      <text:p text:style-name="P4"><text:span text:style-name="T5">☐ </text:span><text:span text:style-name="T3">més d’un ordinador</text:span></text:p>
      <text:p text:style-name="P4"><text:span text:style-name="T5">☐ </text:span><text:span text:style-name="T3">equips informàtics específics : ..........................­</text:span></text:p>
      <text:p text:style-name="P10"/>
      <text:p text:style-name="P1"><text:span text:style-name="T2">❍ Equipament informàtic : manteniment de maquinari </text:span><text:span text:style-name="T4">( hardware )</text:span></text:p>
      <text:p text:style-name="P3"><text:span text:style-name="T5">☐ </text:span><text:span text:style-name="T3">no sé què és/no n’he tocat mai</text:span></text:p>
      <text:p text:style-name="P3"><text:span text:style-name="T5">☐<text:tab/></text:span><text:span text:style-name="T3">he canviat/afegit manualment alguna peça externa de l’ordinador ( monitor, ra­ta,te­clat,al­ta­veus,... )</text:span></text:p>
      <text:p text:style-name="P3"><text:span text:style-name="T5">☐<text:tab/></text:span><text:span text:style-name="T3">he canviat/afegit manualment alguna peça interna de l’ordinador ( disquete­ra,uni­tat de CD-ROM/DVD,disc,memòria,ventiladors,dissipadors,CPU,... )</text:span></text:p>
      <text:p text:style-name="P3"><text:span text:style-name="T5">☐ </text:span><text:span text:style-name="T3">m’hi guanyo el sou/és part de la meva feina</text:span></text:p>
      <text:p text:style-name="P11"/>
      <text:p text:style-name="P11"><text:soft-page-break/>❍ Internet : a casa tinc/hi ha</text:p>
      <text:p text:style-name="P3"><text:span text:style-name="T5">☐ </text:span><text:span text:style-name="T3">no hi ha connexió a Internet ( o no hi tinc accés o no sé què és )</text:span></text:p>
      <text:p text:style-name="P3"><text:span text:style-name="T5">☐ </text:span><text:span text:style-name="T3">una connexió amb modem</text:span></text:p>
      <text:p text:style-name="P3"><text:span text:style-name="T5">☐ </text:span><text:span text:style-name="T3">ADSL de menys de 2 Mbps</text:span></text:p>
      <text:p text:style-name="P3"><text:span text:style-name="T5">☐ </text:span><text:span text:style-name="T3">ADSL de més de 2 Mbps,però menys de 20 Mbps</text:span></text:p>
      <text:p text:style-name="P3"><text:span text:style-name="T5">☐ </text:span><text:span text:style-name="T3">Connexió per cable</text:span></text:p>
      <text:p text:style-name="P3"><text:span text:style-name="T5">☐ </text:span><text:span text:style-name="T3">Connexió per satèl·lit</text:span></text:p>
      <text:p text:style-name="P3"><text:span text:style-name="T5">☐ </text:span><text:span text:style-name="T3">Connexió inalàmbrica que no controlo</text:span></text:p>
      <text:p text:style-name="P3"><text:span text:style-name="T5">☐ </text:span><text:span text:style-name="T3">Altres : ....................................­</text:span></text:p>
      <text:p text:style-name="P11"/>
      <text:p text:style-name="P11">❍ Internet : a la feina</text:p>
      <text:p text:style-name="P3"><text:span text:style-name="T5">☐ </text:span><text:span text:style-name="T3">no aplicable</text:span></text:p>
      <text:p text:style-name="P3"><text:span text:style-name="T5">☐ </text:span><text:span text:style-name="T3">no hi ha connexió a Internet ( o no hi tinc accés o no sé què és )</text:span></text:p>
      <text:p text:style-name="P3"><text:span text:style-name="T5">☐ </text:span><text:span text:style-name="T3">hi accedeixo per motius aliens a la feina</text:span></text:p>
      <text:p text:style-name="P3"><text:span text:style-name="T5">☐</text:span><text:span text:style-name="T3"><text:tab/>hi accedeixo,per motius laborals,per comunicar-me amb companys,clients i/o pro­ve­ï­dors</text:span></text:p>
      <text:p text:style-name="P3"><text:span text:style-name="T5">☐ </text:span><text:span text:style-name="T3">jo sóc responsable de la connexió del meu departament o empresa</text:span></text:p>
      <text:p text:style-name="P3"><text:span text:style-name="T5">☐ </text:span><text:span text:style-name="T3">em dedico a instal·lar sistemes de comunicacions i/o telemàtics</text:span></text:p>
      <text:p text:style-name="P11"/>
      <text:p text:style-name="P11">❍ Connexions inalàmbriques : a casa tinc/hi ha</text:p>
      <text:p text:style-name="P3"><text:span text:style-name="T5">☐ </text:span><text:span text:style-name="T3">no en tinc ( o no hi tinc accés o no sé què és )</text:span></text:p>
      <text:p text:style-name="P3"><text:span text:style-name="T5">☐<text:tab/></text:span><text:span text:style-name="T3">connecto el telèfon mòbil amb l’ordinador per </text:span><text:span text:style-name="T6">BlueTooth</text:span><text:span text:style-name="T3"> per descarregar fo­to­gra­fi­es/vídeos/politons/música,...</text:span></text:p>
      <text:p text:style-name="P3"><text:span text:style-name="T5">☐ </text:span><text:span text:style-name="T3">faig servir una connexió </text:span><text:span text:style-name="T6">BlueTooth</text:span><text:span text:style-name="T3">,que no controlo</text:span></text:p>
      <text:p text:style-name="P3"><text:span text:style-name="T5">☐ </text:span><text:span text:style-name="T3">faig servir una connexió WiFi,que no controlo</text:span></text:p>
      <text:p text:style-name="P3"><text:span text:style-name="T5">☐<text:tab/></text:span><text:span text:style-name="T3">gestiono/tinc la meva pròpia xarxa </text:span><text:span text:style-name="T6">BlueTooth</text:span><text:span text:style-name="T3"> ( connecto la impressora,la cà­me­ra web,... )</text:span></text:p>
      <text:p text:style-name="P3"><text:span text:style-name="T5">☐ </text:span><text:span text:style-name="T3">gestiono/tinc la meva pròpia xarxa WiFi</text:span></text:p>
      <text:p text:style-name="P3"><text:span text:style-name="T5">☐ </text:span><text:span text:style-name="T3">em dedico a instal·lar sistemes de comunicacions inalàmbriques</text:span></text:p>
      <text:p text:style-name="P11"/>
      <text:p text:style-name="P11">❍ Correu electrònic :</text:p>
      <text:p text:style-name="P3"><text:span text:style-name="T5">☐ </text:span><text:span text:style-name="T3">no en faig servir</text:span></text:p>
      <text:p text:style-name="P3"><text:span text:style-name="T5">☐ </text:span><text:span text:style-name="T3">el faig servir menys d’una vegada al mes</text:span></text:p>
      <text:p text:style-name="P3"><text:span text:style-name="T5">☐ </text:span><text:span text:style-name="T3">el faig servir menys d’una vegada a la setmana</text:span></text:p>
      <text:p text:style-name="P3"><text:span text:style-name="T5">☐ </text:span><text:span text:style-name="T3">el faig servir menys d’una vegada al dia</text:span></text:p>
      <text:p text:style-name="P3"><text:span text:style-name="T5">☐ </text:span><text:span text:style-name="T3">el faig servir més d’una vegada al dia</text:span></text:p>
      <text:p text:style-name="P11"/>
      <text:p text:style-name="P11">❍ Sistemes operatius : ( faig servir )</text:p>
      <text:p text:style-name="P3"><text:span text:style-name="T5">☐ </text:span><text:span text:style-name="T3">no ho sé/cap</text:span></text:p>
      <text:p text:style-name="P3"><text:soft-page-break/><text:span text:style-name="T5">☐ </text:span><text:span text:style-name="T3">Windows’95/98/Millenium</text:span></text:p>
      <text:p text:style-name="P3"><text:span text:style-name="T5">☐ </text:span><text:span text:style-name="T3">Windows 2000 Professional</text:span></text:p>
      <text:p text:style-name="P3"><text:span text:style-name="T5">☐ </text:span><text:span text:style-name="T3">Windows XP</text:span></text:p>
      <text:p text:style-name="P3"><text:span text:style-name="T5">☐ </text:span><text:span text:style-name="T3">Windows Vista</text:span></text:p>
      <text:p text:style-name="P3"><text:span text:style-name="T5">☐ </text:span><text:span text:style-name="T3">Linux/Unix : ............................</text:span></text:p>
      <text:p text:style-name="P3"><text:span text:style-name="T5">☐ </text:span><text:span text:style-name="T3">Servidor Windows : ......................</text:span></text:p>
      <text:p text:style-name="P3"><text:span text:style-name="T5">☐ </text:span><text:span text:style-name="T3">Altres : ................................</text:span></text:p>
      <text:p text:style-name="P11"/>
      <text:p text:style-name="P11">❍ Ofimàtica : Processador de Texts</text:p>
      <text:p text:style-name="P3"><text:span text:style-name="T5">☐ </text:span><text:span text:style-name="T3">no en faig servir</text:span></text:p>
      <text:p text:style-name="P3"><text:span text:style-name="T5">☐ </text:span><text:span text:style-name="T3">Coneixements bàsics de MS Word</text:span></text:p>
      <text:p text:style-name="P3"><text:span text:style-name="T5">☐ </text:span><text:span text:style-name="T3">Coneixements mitjos de MS Word ( versió : .............. )</text:span></text:p>
      <text:p text:style-name="P3"><text:span text:style-name="T5">☐ </text:span><text:span text:style-name="T3">Coneixements avançats de MS Word ( versió : ............ )</text:span></text:p>
      <text:p text:style-name="P3"><text:span text:style-name="T5">☐ </text:span><text:span text:style-name="T3">Altres : ........................</text:span></text:p>
      <text:p text:style-name="P11"/>
      <text:p text:style-name="P11">❍ Ofimàtica : Full de càlcul</text:p>
      <text:p text:style-name="P3"><text:span text:style-name="T5">☐ </text:span><text:span text:style-name="T3">no en faig servir</text:span></text:p>
      <text:p text:style-name="P3"><text:span text:style-name="T5">☐ </text:span><text:span text:style-name="T3">Coneixements bàsics de MS Excel</text:span></text:p>
      <text:p text:style-name="P3"><text:span text:style-name="T5">☐ </text:span><text:span text:style-name="T3">Coneixements mitjos de MS Excel ( versió : ............. )</text:span></text:p>
      <text:p text:style-name="P3"><text:span text:style-name="T5">☐ </text:span><text:span text:style-name="T3">Coneixements avançats de MS Excel ( versió : ........... )</text:span></text:p>
      <text:p text:style-name="P3"><text:span text:style-name="T5">☐ </text:span><text:span text:style-name="T3">Altres : .........................</text:span></text:p>
      <text:p text:style-name="P11"/>
      <text:p text:style-name="P11">❍ Ofimàtica : Bases de Dades</text:p>
      <text:p text:style-name="P3"><text:span text:style-name="T5">☐ </text:span><text:span text:style-name="T3">no en faig servir</text:span></text:p>
      <text:p text:style-name="P3"><text:span text:style-name="T5">☐ </text:span><text:span text:style-name="T3">Coneixements bàsics de MS Access</text:span></text:p>
      <text:p text:style-name="P3"><text:span text:style-name="T5">☐ </text:span><text:span text:style-name="T3">Coneixements mitjos de MS Access ( versió : ............ )</text:span></text:p>
      <text:p text:style-name="P3"><text:span text:style-name="T5">☐ </text:span><text:span text:style-name="T3">Coneixements avançats de MS Access ( versió : .......... )</text:span></text:p>
      <text:p text:style-name="P3"><text:span text:style-name="T5">☐ </text:span><text:span text:style-name="T3">Altres : ..........................</text:span></text:p>
      <text:p text:style-name="P11"/>
      <text:p text:style-name="P2"><text:span text:style-name="T2">❍ Ofimàtica : Presentacions/</text:span><text:span text:style-name="T4">SlideShow</text:span><text:span text:style-name="T2">/transparències</text:span></text:p>
      <text:p text:style-name="P3"><text:span text:style-name="T5">☐ </text:span><text:span text:style-name="T3">no en faig servir</text:span></text:p>
      <text:p text:style-name="P3"><text:span text:style-name="T5">☐ </text:span><text:span text:style-name="T3">Coneixements bàsics de MS PowerPoint</text:span></text:p>
      <text:p text:style-name="P3"><text:span text:style-name="T5">☐ </text:span><text:span text:style-name="T3">Coneixements mitjos de MS PowerPoint ( versió : ............ )</text:span></text:p>
      <text:p text:style-name="P3"><text:span text:style-name="T5">☐ </text:span><text:span text:style-name="T3">Coneixements avançats de MS PowerPoint ( versió : .......... )</text:span></text:p>
      <text:p text:style-name="P3"><text:span text:style-name="T5">☐ </text:span><text:span text:style-name="T3">Altres : ..............................</text:span></text:p>
      <text:p text:style-name="P11"/>
      <text:p text:style-name="P11"/>
      <text:p text:style-name="P11"><text:soft-page-break/></text:p>
      <text:p text:style-name="P14">Comentaris/Observacions</text:p>
      <text:p text:style-name="P11"/>
      <text:p text:style-name="P11"/>
      <text:p text:style-name="P1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Courier New" svg:font-family="'Courier New'" style:font-pitch="variable"/>
    <style:font-face style:name="Courier New Cursiva" svg:font-family="'Courier New Cursiva'" style:font-pitch="variable"/>
    <style:font-face style:name="Courier New Negreta" svg:font-family="'Courier New Negret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DejaVu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true"/>
    </style:default-page-layout>
  </office:styles>
  <office:automatic-styles>
    <style:style style:name="P1" style:family="paragraph" style:parent-style-name="Standard">
      <style:paragraph-properties fo:margin-left="0cm" fo:margin-right="0cm" fo:margin-top="0cm" fo:margin-bottom="0cm" fo:line-height="200%" fo:text-align="justify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34.29cm"/>
          <style:tab-stop style:position="35.56cm"/>
          <style:tab-stop style:position="36.83cm"/>
          <style:tab-stop style:position="38.1cm"/>
          <style:tab-stop style:position="39.37cm"/>
          <style:tab-stop style:position="40.64cm"/>
          <style:tab-stop style:position="41.91cm"/>
          <style:tab-stop style:position="43.18cm"/>
          <style:tab-stop style:position="44.45cm"/>
          <style:tab-stop style:position="45.72cm"/>
          <style:tab-stop style:position="46.99cm"/>
          <style:tab-stop style:position="48.26cm"/>
          <style:tab-stop style:position="49.53cm"/>
          <style:tab-stop style:position="50.8cm"/>
        </style:tab-stops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1cm" fo:page-height="29.6cm" style:num-format="1" style:print-orientation="portrait" fo:margin-top="2.54cm" fo:margin-bottom="1.439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pm3">
      <style:page-layout-properties fo:page-width="21.1cm" fo:page-height="29.6cm" style:num-format="1" style:print-orientation="portrait" fo:margin-top="2.54cm" fo:margin-bottom="1.439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pm1"/>
    <style:master-page style:name="Page_20_Style_20_1" style:display-name="Page Style 1" style:page-layout-name="pm2" style:next-style-name="Page_20_Style_20_2">
      <style:header>
        <text:p text:style-name="P1"/>
        <text:p text:style-name="P2">Curs 2.007/2.008<text:tab/>Setembre de 2.007</text:p>
        <text:p text:style-name="P2"/>
        <text:p text:style-name="P3">Enquesta de situació inicial</text:p>
        <text:p text:style-name="P3">Cicle Formatiu de Grau Mig</text:p>
        <text:p text:style-name="P3">Explotació de Sistemes Informàtics</text:p>
        <text:p text:style-name="P4">Torn de tarda</text:p>
      </style:header>
      <style:footer>
        <text:p text:style-name="P2"/>
        <text:p text:style-name="P2">I.E.S. Nicolau Copèrnic - Departament d'Informàti­ca<text:tab/>Pàg.1</text:p>
      </style:footer>
    </style:master-page>
    <style:master-page style:name="Page_20_Style_20_2" style:display-name="Page Style 2" style:page-layout-name="pm3">
      <style:footer>
        <text:p text:style-name="P2"/>
        <text:p text:style-name="P2">I.E.S. Nicolau Copèrnic - Departament d'Informàti­ca<text:tab/>Pàg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9" meta:word-count="706" meta:character-count="5977"/>
  </office:meta>
</office:document-meta>
</file>